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d56fd" officeooo:paragraph-rsid="000d56fd"/>
    </style:style>
    <style:style style:name="P2" style:family="paragraph" style:parent-style-name="Text_20_body">
      <style:text-properties officeooo:rsid="000d56fd" officeooo:paragraph-rsid="000e8054"/>
    </style:style>
    <style:style style:name="P3" style:family="paragraph" style:parent-style-name="Text_20_body">
      <style:text-properties officeooo:paragraph-rsid="000d56fd"/>
    </style:style>
    <style:style style:name="P4" style:family="paragraph" style:parent-style-name="Text_20_body">
      <style:text-properties officeooo:rsid="000e8054" officeooo:paragraph-rsid="000e8054"/>
    </style:style>
    <style:style style:name="P5" style:family="paragraph" style:parent-style-name="Text_20_body">
      <style:text-properties officeooo:paragraph-rsid="000f20d8"/>
    </style:style>
    <style:style style:name="P6" style:family="paragraph" style:parent-style-name="Text_20_body">
      <style:text-properties officeooo:paragraph-rsid="000f20d8"/>
    </style:style>
    <style:style style:name="P7" style:family="paragraph" style:parent-style-name="Text_20_body">
      <style:text-properties officeooo:rsid="0012866a" officeooo:paragraph-rsid="0012866a"/>
    </style:style>
    <style:style style:name="P8" style:family="paragraph" style:parent-style-name="Text_20_body">
      <style:text-properties officeooo:paragraph-rsid="0012866a"/>
    </style:style>
    <style:style style:name="P9" style:family="paragraph" style:parent-style-name="Heading_20_1">
      <style:text-properties officeooo:rsid="000f20d8" officeooo:paragraph-rsid="000f20d8"/>
    </style:style>
    <style:style style:name="P10" style:family="paragraph" style:parent-style-name="Heading_20_1">
      <style:text-properties officeooo:rsid="0012866a" officeooo:paragraph-rsid="001286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sign</text:p>
      <text:h text:style-name="P10" text:outline-level="1">SEO</text:h>
      <text:p text:style-name="P7"/>
      <text:p text:style-name="P8"/>
      <text:p text:style-name="P8"/>
      <text:h text:style-name="Heading_20_1" text:outline-level="1">Search</text:h>
      <text:p text:style-name="P1">Searching for a gig means making the results compact and accessible, but also providing room for exploring the site a little further</text:p>
      <text:p text:style-name="P2">Data:</text:p>
      <text:p text:style-name="P4">Genres</text:p>
      <text:p text:style-name="P4">Date</text:p>
      <text:p text:style-name="P4">Start time</text:p>
      <text:p text:style-name="P4">End time</text:p>
      <text:p text:style-name="P4">Venue name</text:p>
      <text:p text:style-name="P4">Venue rating</text:p>
      <text:p text:style-name="P4">Desciption</text:p>
      <text:p text:style-name="P4">Source</text:p>
      <text:p text:style-name="P4">Artists</text:p>
      <text:p text:style-name="P4">Location/Suburb (in kms)</text:p>
      <text:p text:style-name="P3"/>
      <text:h text:style-name="P9" text:outline-level="1">Post</text:h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00:59:58.035969351</meta:creation-date>
    <dc:date>2014-09-21T17:20:48.621551350</dc:date>
    <meta:editing-duration>PT20M20S</meta:editing-duration>
    <meta:editing-cycles>3</meta:editing-cycles>
    <meta:generator>LibreOffice/4.2.4.2$Linux_X86_64 LibreOffice_project/420m0$Build-2</meta:generator>
    <meta:document-statistic meta:table-count="0" meta:image-count="0" meta:object-count="0" meta:page-count="1" meta:paragraph-count="16" meta:word-count="43" meta:character-count="253" meta:non-whitespace-character-count="226"/>
  </office:meta>
</office:document-meta>
</file>